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Preformatted_20_Text">
      <style:text-properties officeooo:paragraph-rsid="0015324e"/>
    </style:style>
    <style:style style:name="P5" style:family="paragraph" style:parent-style-name="Preformatted_20_Text">
      <style:text-properties officeooo:rsid="0016a600" officeooo:paragraph-rsid="0016a600"/>
    </style:style>
    <style:style style:name="P6" style:family="paragraph" style:parent-style-name="Preformatted_20_Text">
      <style:text-properties officeooo:paragraph-rsid="00189d7a"/>
    </style:style>
    <style:style style:name="P7" style:family="paragraph" style:parent-style-name="Preformatted_20_Text">
      <style:text-properties officeooo:rsid="001bd521" officeooo:paragraph-rsid="001bd521"/>
    </style:style>
    <style:style style:name="P8" style:family="paragraph" style:parent-style-name="Preformatted_20_Text">
      <style:text-properties officeooo:paragraph-rsid="001de758"/>
    </style:style>
    <style:style style:name="P9" style:family="paragraph" style:parent-style-name="Preformatted_20_Text">
      <style:text-properties officeooo:rsid="001de758" officeooo:paragraph-rsid="001de758"/>
    </style:style>
    <style:style style:name="P10" style:family="paragraph" style:parent-style-name="Standard">
      <style:text-properties officeooo:rsid="0016a600" officeooo:paragraph-rsid="0016a600"/>
    </style:style>
    <style:style style:name="P11" style:family="paragraph" style:parent-style-name="Standard">
      <style:text-properties fo:font-style="italic" fo:font-weight="bold" officeooo:rsid="001bd521" officeooo:paragraph-rsid="001bd521" style:font-style-asian="italic" style:font-weight-asian="bold" style:font-style-complex="italic" style:font-weight-complex="bold"/>
    </style:style>
    <style:style style:name="P12" style:family="paragraph" style:parent-style-name="Standard">
      <style:text-properties officeooo:rsid="001bd521" officeooo:paragraph-rsid="001bd521"/>
    </style:style>
    <style:style style:name="P13" style:family="paragraph" style:parent-style-name="Standard">
      <style:text-properties officeooo:rsid="001bd521" officeooo:paragraph-rsid="00200cf4"/>
    </style:style>
    <style:style style:name="P14" style:family="paragraph" style:parent-style-name="Standard">
      <style:text-properties officeooo:rsid="001bd521" officeooo:paragraph-rsid="00276029"/>
    </style:style>
    <style:style style:name="P15" style:family="paragraph" style:parent-style-name="Standard">
      <style:text-properties officeooo:rsid="001bd521" officeooo:paragraph-rsid="00276dbc"/>
    </style:style>
    <style:style style:name="P16" style:family="paragraph" style:parent-style-name="Standard">
      <style:text-properties officeooo:paragraph-rsid="00200cf4"/>
    </style:style>
    <style:style style:name="P17" style:family="paragraph" style:parent-style-name="Text_20_body">
      <style:text-properties officeooo:rsid="0012c061" officeooo:paragraph-rsid="0012c061"/>
    </style:style>
    <style:style style:name="P18" style:family="paragraph" style:parent-style-name="Text_20_body">
      <style:text-properties officeooo:rsid="0013d3b1" officeooo:paragraph-rsid="0013d3b1"/>
    </style:style>
    <style:style style:name="P19" style:family="paragraph" style:parent-style-name="Text_20_body">
      <style:text-properties officeooo:rsid="0013d3b1" officeooo:paragraph-rsid="00160000"/>
    </style:style>
    <style:style style:name="P20" style:family="paragraph" style:parent-style-name="Text_20_body">
      <style:text-properties officeooo:rsid="0015324e" officeooo:paragraph-rsid="0015324e"/>
    </style:style>
    <style:style style:name="P21" style:family="paragraph" style:parent-style-name="Text_20_body">
      <style:text-properties officeooo:rsid="00155423" officeooo:paragraph-rsid="00155423"/>
    </style:style>
    <style:style style:name="P22" style:family="paragraph" style:parent-style-name="Text_20_body">
      <style:text-properties officeooo:rsid="00160000" officeooo:paragraph-rsid="00160000"/>
    </style:style>
    <style:style style:name="P23" style:family="paragraph" style:parent-style-name="Text_20_body">
      <style:text-properties officeooo:rsid="0016a600" officeooo:paragraph-rsid="0016a600"/>
    </style:style>
    <style:style style:name="P24" style:family="paragraph" style:parent-style-name="Text_20_body">
      <style:text-properties officeooo:paragraph-rsid="0016a600"/>
    </style:style>
    <style:style style:name="P25" style:family="paragraph" style:parent-style-name="Text_20_body">
      <style:text-properties officeooo:rsid="00184aba" officeooo:paragraph-rsid="00184aba"/>
    </style:style>
    <style:style style:name="P26" style:family="paragraph" style:parent-style-name="Text_20_body">
      <style:text-properties fo:font-style="normal" officeooo:rsid="00184aba" officeooo:paragraph-rsid="00184aba" style:font-style-asian="normal" style:font-style-complex="normal"/>
    </style:style>
    <style:style style:name="P27" style:family="paragraph" style:parent-style-name="Text_20_body">
      <style:text-properties officeooo:rsid="00189d7a" officeooo:paragraph-rsid="00189d7a"/>
    </style:style>
    <style:style style:name="P28" style:family="paragraph" style:parent-style-name="Text_20_body">
      <style:text-properties officeooo:paragraph-rsid="00189d7a"/>
    </style:style>
    <style:style style:name="P29" style:family="paragraph" style:parent-style-name="Text_20_body">
      <style:text-properties officeooo:rsid="0019beb4" officeooo:paragraph-rsid="0019beb4"/>
    </style:style>
    <style:style style:name="P30" style:family="paragraph" style:parent-style-name="Text_20_body">
      <style:text-properties officeooo:rsid="0019beb4" officeooo:paragraph-rsid="001b7a32"/>
    </style:style>
    <style:style style:name="P31" style:family="paragraph" style:parent-style-name="Text_20_body">
      <style:text-properties officeooo:rsid="001de758" officeooo:paragraph-rsid="001de758"/>
    </style:style>
    <style:style style:name="P32" style:family="paragraph" style:parent-style-name="Text_20_body">
      <style:text-properties officeooo:rsid="0023850e" officeooo:paragraph-rsid="0023850e"/>
    </style:style>
    <style:style style:name="P33" style:family="paragraph" style:parent-style-name="Text_20_body">
      <style:text-properties officeooo:paragraph-rsid="00258399"/>
    </style:style>
    <style:style style:name="P34" style:family="paragraph" style:parent-style-name="Text_20_body">
      <style:text-properties officeooo:paragraph-rsid="00286c59"/>
    </style:style>
    <style:style style:name="P35" style:family="paragraph" style:parent-style-name="Text_20_body">
      <style:text-properties officeooo:paragraph-rsid="00302a12"/>
    </style:style>
    <style:style style:name="P36" style:family="paragraph" style:parent-style-name="Text_20_body">
      <style:text-properties officeooo:paragraph-rsid="003233ab"/>
    </style:style>
    <style:style style:name="P37" style:family="paragraph" style:parent-style-name="Text_20_body">
      <style:text-properties officeooo:paragraph-rsid="0032f7c1"/>
    </style:style>
    <style:style style:name="P38" style:family="paragraph" style:parent-style-name="Text_20_body">
      <style:text-properties officeooo:paragraph-rsid="0033dbbb"/>
    </style:style>
    <style:style style:name="P39" style:family="paragraph" style:parent-style-name="Text_20_body">
      <style:text-properties officeooo:paragraph-rsid="003753be"/>
    </style:style>
    <style:style style:name="P40" style:family="paragraph" style:parent-style-name="Heading_20_1">
      <style:text-properties officeooo:rsid="0012c061" officeooo:paragraph-rsid="0012c061"/>
    </style:style>
    <style:style style:name="P41" style:family="paragraph" style:parent-style-name="Heading_20_2">
      <style:text-properties officeooo:rsid="0023850e" officeooo:paragraph-rsid="0023850e"/>
    </style:style>
    <style:style style:name="P42" style:family="paragraph" style:parent-style-name="Preformatted_20_Text">
      <style:text-properties fo:font-style="normal" officeooo:rsid="00258399" officeooo:paragraph-rsid="00258399" style:font-style-asian="normal" style:font-style-complex="normal"/>
    </style:style>
    <style:style style:name="P43" style:family="paragraph" style:parent-style-name="Preformatted_20_Text">
      <style:text-properties fo:font-style="normal" fo:font-weight="bold" style:font-style-asian="normal" style:font-weight-asian="bold" style:font-style-complex="normal" style:font-weight-complex="bold"/>
    </style:style>
    <style:style style:name="P44" style:family="paragraph" style:parent-style-name="Standard">
      <style:text-properties fo:font-style="normal" officeooo:rsid="00184aba" officeooo:paragraph-rsid="0016a600" style:font-style-asian="normal" style:font-style-complex="normal"/>
    </style:style>
    <style:style style:name="P45" style:family="paragraph" style:parent-style-name="Standard">
      <style:text-properties fo:font-style="normal" fo:font-weight="normal" officeooo:rsid="001bd521" officeooo:paragraph-rsid="001bd521" style:font-style-asian="normal" style:font-weight-asian="normal" style:font-style-complex="normal" style:font-weight-complex="normal"/>
    </style:style>
    <style:style style:name="P46" style:family="paragraph" style:parent-style-name="Standard" style:list-style-name="L1">
      <style:text-properties fo:font-style="normal" fo:font-weight="normal" officeooo:rsid="001bd521" officeooo:paragraph-rsid="001bd521" style:font-style-asian="normal" style:font-weight-asian="normal" style:font-style-complex="normal" style:font-weight-complex="normal"/>
    </style:style>
    <style:style style:name="P47" style:family="paragraph" style:parent-style-name="Standard" style:list-style-name="L1">
      <style:text-properties fo:font-style="normal" fo:font-weight="normal" officeooo:rsid="00276029" officeooo:paragraph-rsid="00276029" style:font-style-asian="normal" style:font-weight-asian="normal" style:font-style-complex="normal" style:font-weight-complex="normal"/>
    </style:style>
    <style:style style:name="P48" style:family="paragraph" style:parent-style-name="Standard">
      <style:text-properties fo:font-style="normal" fo:font-weight="normal" officeooo:rsid="00200cf4" officeooo:paragraph-rsid="00200cf4" style:font-style-asian="normal" style:font-weight-asian="normal" style:font-style-complex="normal" style:font-weight-complex="normal"/>
    </style:style>
    <style:style style:name="P49" style:family="paragraph" style:parent-style-name="Text_20_body">
      <style:text-properties officeooo:rsid="0012c061" officeooo:paragraph-rsid="0012c061"/>
    </style:style>
    <style:style style:name="P50" style:family="paragraph" style:parent-style-name="Text_20_body">
      <style:text-properties fo:font-style="normal" officeooo:rsid="0015324e" officeooo:paragraph-rsid="0015324e" style:font-style-asian="normal" style:font-style-complex="normal"/>
    </style:style>
    <style:style style:name="P51" style:family="paragraph" style:parent-style-name="Text_20_body">
      <style:text-properties fo:font-style="normal" officeooo:rsid="00258399" style:font-style-asian="normal" style:font-style-complex="normal"/>
    </style:style>
    <style:style style:name="P52" style:family="paragraph" style:parent-style-name="Text_20_body">
      <style:text-properties fo:font-style="normal" officeooo:rsid="001cd66a" officeooo:paragraph-rsid="001cd66a" style:font-style-asian="normal" style:font-style-complex="normal"/>
    </style:style>
    <style:style style:name="P53" style:family="paragraph" style:parent-style-name="Text_20_body">
      <style:text-properties fo:font-style="normal" fo:font-weight="normal" officeooo:rsid="00155423" officeooo:paragraph-rsid="00155423" style:font-style-asian="normal" style:font-weight-asian="normal" style:font-style-complex="normal" style:font-weight-complex="normal"/>
    </style:style>
    <style:style style:name="P54" style:family="paragraph" style:parent-style-name="Text_20_body">
      <style:text-properties fo:font-style="normal" fo:font-weight="normal" officeooo:rsid="0016a600" officeooo:paragraph-rsid="0016a600" style:font-style-asian="normal" style:font-weight-asian="normal" style:font-style-complex="normal" style:font-weight-complex="normal"/>
    </style:style>
    <style:style style:name="P55" style:family="paragraph" style:parent-style-name="Text_20_body">
      <style:text-properties fo:font-style="normal" fo:font-weight="normal" officeooo:rsid="00286c59" officeooo:paragraph-rsid="00286c59" style:font-style-asian="normal" style:font-weight-asian="normal" style:font-style-complex="normal" style:font-weight-complex="normal"/>
    </style:style>
    <style:style style:name="P56" style:family="paragraph" style:parent-style-name="Text_20_body">
      <style:text-properties officeooo:rsid="00155423" officeooo:paragraph-rsid="0013d3b1"/>
    </style:style>
    <style:style style:name="P57" style:family="paragraph" style:parent-style-name="Text_20_body">
      <style:text-properties officeooo:paragraph-rsid="003b810d"/>
    </style:style>
    <style:style style:name="T1" style:family="text">
      <style:text-properties officeooo:rsid="0012c061"/>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258399" style:font-size-asian="10pt" style:font-size-complex="10pt"/>
    </style:style>
    <style:style style:name="T4" style:family="text">
      <style:text-properties style:font-name="Liberation Mono" fo:font-size="10pt" fo:font-weight="bold" style:font-size-asian="10pt" style:font-weight-asian="bold" style:font-size-complex="10pt" style:font-weight-complex="bold"/>
    </style:style>
    <style:style style:name="T5" style:family="text">
      <style:text-properties style:font-name="Liberation Mono" fo:font-size="10pt" fo:font-weight="bold" officeooo:rsid="002ee7a2" style:font-size-asian="10pt" style:font-weight-asian="bold" style:font-size-complex="10pt" style:font-weight-complex="bold"/>
    </style:style>
    <style:style style:name="T6"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font-name="Liberation Mono" fo:font-size="10pt" fo:font-style="normal" fo:font-weight="normal" officeooo:rsid="00258399" style:font-size-asian="10pt" style:font-style-asian="normal" style:font-weight-asian="normal" style:font-size-complex="10pt" style:font-style-complex="normal" style:font-weight-complex="normal"/>
    </style:style>
    <style:style style:name="T8" style:family="text">
      <style:text-properties style:font-name="Liberation Mono" fo:font-size="10pt" fo:font-style="normal" fo:font-weight="normal" officeooo:rsid="00276029" style:font-size-asian="10pt" style:font-style-asian="normal" style:font-weight-asian="normal" style:font-size-complex="10pt" style:font-style-complex="normal" style:font-weight-complex="normal"/>
    </style:style>
    <style:style style:name="T9" style:family="text">
      <style:text-properties style:font-name="Liberation Mono" fo:font-size="10pt" fo:font-style="normal" officeooo:rsid="0023850e" style:font-size-asian="10pt" style:font-style-asian="normal" style:font-size-complex="10pt" style:font-style-complex="normal"/>
    </style:style>
    <style:style style:name="T10" style:family="text">
      <style:text-properties style:font-name="Liberation Mono" fo:font-size="10pt" fo:font-style="normal" officeooo:rsid="00258399" style:font-size-asian="10pt" style:font-style-asian="normal" style:font-size-complex="10pt" style:font-style-complex="normal"/>
    </style:style>
    <style:style style:name="T11" style:family="text">
      <style:text-properties style:font-name="Liberation Mono" fo:font-size="10pt" fo:font-style="normal" fo:font-weight="bold" officeooo:rsid="0023850e" style:font-size-asian="10pt" style:font-style-asian="normal" style:font-weight-asian="bold" style:font-size-complex="10pt" style:font-style-complex="normal" style:font-weight-complex="bold"/>
    </style:style>
    <style:style style:name="T12" style:family="text">
      <style:text-properties style:font-name="Liberation Mono" fo:font-size="10pt" fo:font-style="normal" fo:font-weight="bold" officeooo:rsid="00276029" style:font-size-asian="10pt" style:font-style-asian="normal" style:font-weight-asian="bold" style:font-size-complex="10pt" style:font-style-complex="normal" style:font-weight-complex="bold"/>
    </style:style>
    <style:style style:name="T13" style:family="text">
      <style:text-properties officeooo:rsid="0013d3b1"/>
    </style:style>
    <style:style style:name="T14" style:family="text">
      <style:text-properties fo:font-style="italic" style:font-style-asian="italic" style:font-style-complex="italic"/>
    </style:style>
    <style:style style:name="T15" style:family="text">
      <style:text-properties fo:font-style="italic" officeooo:rsid="0013d3b1" style:font-style-asian="italic" style:font-style-complex="italic"/>
    </style:style>
    <style:style style:name="T16" style:family="text">
      <style:text-properties fo:font-style="italic" officeooo:rsid="00184aba" style:font-style-asian="italic" style:font-style-complex="italic"/>
    </style:style>
    <style:style style:name="T17" style:family="text">
      <style:text-properties fo:font-style="italic" officeooo:rsid="0023850e" style:font-style-asian="italic" style:font-style-complex="italic"/>
    </style:style>
    <style:style style:name="T18" style:family="text">
      <style:text-properties fo:font-style="italic" officeooo:rsid="00258399"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160000" style:font-style-asian="italic" style:font-weight-asian="normal" style:font-style-complex="italic" style:font-weight-complex="normal"/>
    </style:style>
    <style:style style:name="T21" style:family="text">
      <style:text-properties fo:font-style="italic" fo:font-weight="normal" officeooo:rsid="00200cf4" style:font-style-asian="italic" style:font-weight-asian="normal" style:font-style-complex="italic" style:font-weight-complex="normal"/>
    </style:style>
    <style:style style:name="T22" style:family="text">
      <style:text-properties fo:font-style="italic" fo:font-weight="normal" officeooo:rsid="00286c59" style:font-style-asian="italic" style:font-weight-asian="normal" style:font-style-complex="italic" style:font-weight-complex="normal"/>
    </style:style>
    <style:style style:name="T23" style:family="text">
      <style:text-properties fo:font-style="italic" fo:font-weight="bold" officeooo:rsid="00286c59"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13d3b1" style:font-style-asian="normal" style:font-style-complex="normal"/>
    </style:style>
    <style:style style:name="T26" style:family="text">
      <style:text-properties fo:font-style="normal" officeooo:rsid="0015324e" style:font-style-asian="normal" style:font-style-complex="normal"/>
    </style:style>
    <style:style style:name="T27" style:family="text">
      <style:text-properties fo:font-style="normal" officeooo:rsid="00155423" style:font-style-asian="normal" style:font-style-complex="normal"/>
    </style:style>
    <style:style style:name="T28" style:family="text">
      <style:text-properties fo:font-style="normal" officeooo:rsid="00184aba" style:font-style-asian="normal" style:font-style-complex="normal"/>
    </style:style>
    <style:style style:name="T29" style:family="text">
      <style:text-properties fo:font-style="normal" officeooo:rsid="0023850e" style:font-style-asian="normal" style:font-style-complex="normal"/>
    </style:style>
    <style:style style:name="T30" style:family="text">
      <style:text-properties fo:font-style="normal" officeooo:rsid="00258399" style:font-style-asian="normal" style:font-style-complex="normal"/>
    </style:style>
    <style:style style:name="T31" style:family="text">
      <style:text-properties fo:font-style="normal" officeooo:rsid="00276029" style:font-style-asian="normal" style:font-style-complex="normal"/>
    </style:style>
    <style:style style:name="T32" style:family="text">
      <style:text-properties fo:font-style="normal" officeooo:rsid="003753be" style:font-style-asian="normal" style:font-style-complex="normal"/>
    </style:style>
    <style:style style:name="T33" style:family="text">
      <style:text-properties fo:font-style="normal" officeooo:rsid="0039b941" style:font-style-asian="normal" style:font-style-complex="normal"/>
    </style:style>
    <style:style style:name="T34" style:family="text">
      <style:text-properties fo:font-style="normal" officeooo:rsid="003a770c" style:font-style-asian="normal" style:font-style-complex="normal"/>
    </style:style>
    <style:style style:name="T35" style:family="text">
      <style:text-properties fo:font-style="normal" officeooo:rsid="003b810d" style:font-style-asian="normal" style:font-style-complex="normal"/>
    </style:style>
    <style:style style:name="T36" style:family="text">
      <style:text-properties fo:font-style="normal" officeooo:rsid="003c4893"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160000" style:font-style-asian="normal" style:font-weight-asian="normal" style:font-style-complex="normal" style:font-weight-complex="normal"/>
    </style:style>
    <style:style style:name="T40" style:family="text">
      <style:text-properties fo:font-style="normal" fo:font-weight="normal" officeooo:rsid="00189d7a" style:font-style-asian="normal" style:font-weight-asian="normal" style:font-style-complex="normal" style:font-weight-complex="normal"/>
    </style:style>
    <style:style style:name="T41" style:family="text">
      <style:text-properties fo:font-style="normal" fo:font-weight="normal" officeooo:rsid="001bd521" style:font-style-asian="normal" style:font-weight-asian="normal" style:font-style-complex="normal" style:font-weight-complex="normal"/>
    </style:style>
    <style:style style:name="T42" style:family="text">
      <style:text-properties fo:font-style="normal" fo:font-weight="normal" officeooo:rsid="00200cf4" style:font-style-asian="normal" style:font-weight-asian="normal" style:font-style-complex="normal" style:font-weight-complex="normal"/>
    </style:style>
    <style:style style:name="T43" style:family="text">
      <style:text-properties fo:font-style="normal" fo:font-weight="normal" officeooo:rsid="00230d96" style:font-style-asian="normal" style:font-weight-asian="normal" style:font-style-complex="normal" style:font-weight-complex="normal"/>
    </style:style>
    <style:style style:name="T44" style:family="text">
      <style:text-properties fo:font-style="normal" fo:font-weight="normal" officeooo:rsid="00258399" style:font-style-asian="normal" style:font-weight-asian="normal" style:font-style-complex="normal" style:font-weight-complex="normal"/>
    </style:style>
    <style:style style:name="T45" style:family="text">
      <style:text-properties fo:font-style="normal" fo:font-weight="normal" officeooo:rsid="00276029" style:font-style-asian="normal" style:font-weight-asian="normal" style:font-style-complex="normal" style:font-weight-complex="normal"/>
    </style:style>
    <style:style style:name="T46" style:family="text">
      <style:text-properties fo:font-style="normal" fo:font-weight="normal" officeooo:rsid="0016a600" style:font-style-asian="normal" style:font-weight-asian="normal" style:font-style-complex="normal" style:font-weight-complex="normal"/>
    </style:style>
    <style:style style:name="T47" style:family="text">
      <style:text-properties fo:font-style="normal" fo:font-weight="normal" officeooo:rsid="00286c59" style:font-style-asian="normal" style:font-weight-asian="normal" style:font-style-complex="normal" style:font-weight-complex="normal"/>
    </style:style>
    <style:style style:name="T48" style:family="text">
      <style:text-properties fo:font-style="normal" fo:font-weight="normal" officeooo:rsid="002d42f8" style:font-style-asian="normal" style:font-weight-asian="normal" style:font-style-complex="normal" style:font-weight-complex="normal"/>
    </style:style>
    <style:style style:name="T49" style:family="text">
      <style:text-properties fo:font-style="normal" fo:font-weight="normal" officeooo:rsid="00397c39" style:font-style-asian="normal" style:font-weight-asian="normal" style:font-style-complex="normal" style:font-weight-complex="normal"/>
    </style:style>
    <style:style style:name="T50" style:family="text">
      <style:text-properties fo:font-weight="bold" officeooo:rsid="00160000" style:font-weight-asian="bold" style:font-weight-complex="bold"/>
    </style:style>
    <style:style style:name="T51" style:family="text">
      <style:text-properties fo:font-weight="normal" officeooo:rsid="00160000" style:font-weight-asian="normal" style:font-weight-complex="normal"/>
    </style:style>
    <style:style style:name="T52" style:family="text">
      <style:text-properties fo:font-weight="normal" officeooo:rsid="0023850e" style:font-weight-asian="normal" style:font-weight-complex="normal"/>
    </style:style>
    <style:style style:name="T53" style:family="text">
      <style:text-properties officeooo:rsid="00160000"/>
    </style:style>
    <style:style style:name="T54" style:family="text">
      <style:text-properties officeooo:rsid="0016a600"/>
    </style:style>
    <style:style style:name="T55" style:family="text">
      <style:text-properties officeooo:rsid="00184aba"/>
    </style:style>
    <style:style style:name="T56" style:family="text">
      <style:text-properties officeooo:rsid="00189d7a"/>
    </style:style>
    <style:style style:name="T57" style:family="text">
      <style:text-properties officeooo:rsid="0019beb4"/>
    </style:style>
    <style:style style:name="T58" style:family="text">
      <style:text-properties officeooo:rsid="001b7a32"/>
    </style:style>
    <style:style style:name="T59" style:family="text">
      <style:text-properties officeooo:rsid="001bd521"/>
    </style:style>
    <style:style style:name="T60" style:family="text">
      <style:text-properties officeooo:rsid="001de758"/>
    </style:style>
    <style:style style:name="T61" style:family="text">
      <style:text-properties officeooo:rsid="001e53a3"/>
    </style:style>
    <style:style style:name="T62" style:family="text">
      <style:text-properties officeooo:rsid="001e620f"/>
    </style:style>
    <style:style style:name="T63" style:family="text">
      <style:text-properties officeooo:rsid="00200cf4"/>
    </style:style>
    <style:style style:name="T64" style:family="text">
      <style:text-properties officeooo:rsid="0023850e"/>
    </style:style>
    <style:style style:name="T65" style:family="text">
      <style:text-properties style:font-name="Liberation Sans" fo:font-size="18.2000007629395pt" fo:font-weight="bold" officeooo:rsid="0023850e" style:font-name-asian="Noto Sans CJK SC" style:font-size-asian="18.2000007629395pt" style:font-weight-asian="bold" style:font-name-complex="Lohit Devanagari" style:font-size-complex="18.2000007629395pt" style:font-weight-complex="bold"/>
    </style:style>
    <style:style style:name="T66" style:family="text">
      <style:text-properties officeooo:rsid="00258399"/>
    </style:style>
    <style:style style:name="T67" style:family="text">
      <style:text-properties officeooo:rsid="00276029"/>
    </style:style>
    <style:style style:name="T68" style:family="text">
      <style:text-properties officeooo:rsid="002ee7a2"/>
    </style:style>
    <style:style style:name="T69" style:family="text">
      <style:text-properties officeooo:rsid="00302a12"/>
    </style:style>
    <style:style style:name="T70" style:family="text">
      <style:text-properties officeooo:rsid="00320868"/>
    </style:style>
    <style:style style:name="T71" style:family="text">
      <style:text-properties officeooo:rsid="003233ab"/>
    </style:style>
    <style:style style:name="T72" style:family="text">
      <style:text-properties officeooo:rsid="0032f7c1"/>
    </style:style>
    <style:style style:name="T73" style:family="text">
      <style:text-properties officeooo:rsid="0033dbbb"/>
    </style:style>
    <style:style style:name="T74" style:family="text">
      <style:text-properties officeooo:rsid="00355a39"/>
    </style:style>
    <style:style style:name="T75" style:family="text">
      <style:text-properties officeooo:rsid="00375b0b"/>
    </style:style>
    <style:style style:name="T76" style:family="text">
      <style:text-properties officeooo:rsid="0038778c"/>
    </style:style>
    <style:style style:name="T77" style:family="text">
      <style:text-properties officeooo:rsid="003a770c"/>
    </style:style>
    <style:style style:name="T78" style:family="text">
      <style:text-properties style:font-name="Liberation Mono" fo:font-size="10pt" fo:font-style="normal" fo:font-weight="bold" officeooo:rsid="003a770c" style:font-size-asian="10pt" style:font-style-asian="normal" style:font-weight-asian="bold" style:font-size-complex="10pt" style:font-style-complex="normal" style:font-weight-complex="bold"/>
    </style:style>
    <style:style style:name="T79" style:family="text">
      <style:text-properties officeooo:rsid="003c489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Quick QDL Tutori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6712_2011254424" text:style-name="Index_20_Link" text:visited-style-name="Index_20_Link">Introduction<text:tab/>1</text:a></text:p>
          <text:p text:style-name="P2"><text:a xlink:type="simple" xlink:href="#__RefHeading___Toc16714_2011254424" text:style-name="Index_20_Link" text:visited-style-name="Index_20_Link">Running QDL<text:tab/>1</text:a></text:p>
          <text:p text:style-name="P2"><text:a xlink:type="simple" xlink:href="#__RefHeading___Toc16716_2011254424" text:style-name="Index_20_Link" text:visited-style-name="Index_20_Link">Installing QDL<text:tab/>2</text:a></text:p>
          <text:p text:style-name="P1"><text:a xlink:type="simple" xlink:href="#__RefHeading___Toc16718_2011254424" text:style-name="Index_20_Link" text:visited-style-name="Index_20_Link">Navigating the workspace<text:tab/>2</text:a></text:p>
          <text:p text:style-name="P2"><text:a xlink:type="simple" xlink:href="#__RefHeading___Toc16720_2011254424" text:style-name="Index_20_Link" text:visited-style-name="Index_20_Link">Help!<text:tab/>2</text:a></text:p>
          <text:p text:style-name="P1"><text:a xlink:type="simple" xlink:href="#__RefHeading___Toc16722_2011254424" text:style-name="Index_20_Link" text:visited-style-name="Index_20_Link">Expressions<text:tab/>3</text:a></text:p>
          <text:p text:style-name="P2"><text:a xlink:type="simple" xlink:href="#__RefHeading___Toc16736_2011254424" text:style-name="Index_20_Link" text:visited-style-name="Index_20_Link">Basics<text:tab/>3</text:a></text:p>
          <text:p text:style-name="P2"><text:a xlink:type="simple" xlink:href="#__RefHeading___Toc16738_2011254424" text:style-name="Index_20_Link" text:visited-style-name="Index_20_Link">Numbers<text:tab/>4</text:a></text:p>
          <text:p text:style-name="P2"><text:a xlink:type="simple" xlink:href="#__RefHeading___Toc16724_2011254424" text:style-name="Index_20_Link" text:visited-style-name="Index_20_Link">Strings<text:tab/>4</text:a></text:p>
          <text:p text:style-name="P2"><text:a xlink:type="simple" xlink:href="#__RefHeading___Toc16740_2011254424" text:style-name="Index_20_Link" text:visited-style-name="Index_20_Link">Booleans<text:tab/>5</text:a></text:p>
          <text:p text:style-name="P1"><text:a xlink:type="simple" xlink:href="#__RefHeading___Toc16726_2011254424" text:style-name="Index_20_Link" text:visited-style-name="Index_20_Link">Variables<text:tab/>5</text:a></text:p>
          <text:p text:style-name="P2"><text:a xlink:type="simple" xlink:href="#__RefHeading___Toc16728_2011254424" text:style-name="Index_20_Link" text:visited-style-name="Index_20_Link">Scalars vs. stems<text:tab/>6</text:a></text:p>
          <text:p text:style-name="P3"><text:a xlink:type="simple" xlink:href="#__RefHeading___Toc16744_2011254424" text:style-name="Index_20_Link" text:visited-style-name="Index_20_Link"><text:span text:style-name="T24">S</text:span></text:a><text:a xlink:type="simple" xlink:href="#__RefHeading___Toc16744_2011254424" text:style-name="Index_20_Link" text:visited-style-name="Index_20_Link"><text:span text:style-name="T24">ubsetting</text:span></text:a><text:a xlink:type="simple" xlink:href="#__RefHeading___Toc16744_2011254424" text:style-name="Index_20_Link" text:visited-style-name="Index_20_Link"><text:tab/>7</text:a></text:p>
          <text:p text:style-name="P1"><text:a xlink:type="simple" xlink:href="#__RefHeading___Toc16730_2011254424" text:style-name="Index_20_Link" text:visited-style-name="Index_20_Link"><text:s/>Functions<text:tab/>7</text:a></text:p>
          <text:p text:style-name="P2"><text:a xlink:type="simple" xlink:href="#__RefHeading___Toc16732_2011254424" text:style-name="Index_20_Link" text:visited-style-name="Index_20_Link">Help!<text:tab/>8</text:a></text:p>
          <text:p text:style-name="P2"><text:a xlink:type="simple" xlink:href="#__RefHeading___Toc16734_2011254424" text:style-name="Index_20_Link" text:visited-style-name="Index_20_Link">Writing your own function<text:tab/>8</text:a></text:p>
        </text:index-body>
      </text:table-of-content>
      <text:h text:style-name="P40" text:outline-level="1"/>
      <text:h text:style-name="P40" text:outline-level="1"><text:bookmark-start text:name="__RefHeading___Toc16712_2011254424"/>Introduction<text:bookmark-end text:name="__RefHeading___Toc16712_2011254424"/></text:h>
      <text:p text:style-name="P36"><text:span text:style-name="T1">QDL is a general purpose, </text:span><text:span text:style-name="T73">interpreted</text:span><text:span text:style-name="T1"> programming language that </text:span><text:span text:style-name="T73">also </text:span><text:span text:style-name="T1">may be used for scripting – or even </text:span><text:span text:style-name="T73">interactively </text:span><text:span text:style-name="T1">as a calculator. <text:s/></text:span><text:span text:style-name="T61"><text:s/>The big draw is that it is mostly a notation rather than structured like most other languages (e.g. Java or C). </text:span><text:span text:style-name="T71">E</text:span><text:span text:style-name="T63">ssentially you specify the things that ought to happen to your data and it gets done. </text:span><text:span text:style-name="T61">You can do a lot in a just a few commands and because of this, a lot of control structures (which it does have, rest assured) are usually not needed. </text:span><text:span text:style-name="T71">As it were, certain common control structures are embedded in the data. </text:span></text:p>
      <text:p text:style-name="P37"><text:span text:style-name="T61">It also has a workspace model, meaning that you start the interpreter, type in commands interactively </text:span><text:span text:style-name="T62">creating variables, functions etc. </text:span><text:span text:style-name="T61">and can save your current state and resume where you left off. This lets you develop specialized sets of tools to do tasks </text:span><text:span text:style-name="T62">that are complex and really don't fit in with other language paradigms</text:span><text:span text:style-name="T61">. </text:span><text:span text:style-name="T62">QDL is very useful at taking up the slack where a lot of other languages don't quite work, </text:span><text:span text:style-name="T63">or would require a large investment (such as designing and implementing a set of objects) to do anything reasonable</text:span><text:span text:style-name="T62">. </text:span><text:span text:style-name="T75">It is largely a functional programming language.</text:span></text:p>
      <text:p text:style-name="P37"><text:span text:style-name="T72">The language description is quite short and you should be able to be productive in it within a few minutes.</text:span><text:span text:style-name="T62"> <text:s/></text:span><text:span text:style-name="T76">The full reference </text:span><text:a xlink:type="simple" xlink:href="https://cilogon.github.io/qdl/docs/qdl_reference.pdf" text:style-name="Internet_20_link" text:visited-style-name="Visited_20_Internet_20_Link"><text:span text:style-name="T76">QDL reference</text:span></text:a><text:span text:style-name="T76"> is a great next step after this tutorial.</text:span></text:p>
      <text:h text:style-name="Heading_20_2" text:outline-level="2"><text:bookmark-start text:name="__RefHeading___Toc16714_2011254424"/>Running QDL<text:bookmark-end text:name="__RefHeading___Toc16714_2011254424"/></text:h>
      <text:p text:style-name="P17">QDL runs in a java virtual machine. Be sure you have at least Java 8. </text:p>
      <text:h text:style-name="Heading_20_2" text:outline-level="2"><text:bookmark-start text:name="__RefHeading___Toc16716_2011254424"/><text:soft-page-break/>Installing QDL<text:bookmark-end text:name="__RefHeading___Toc16716_2011254424"/></text:h>
      <text:p text:style-name="P17">Get the latest installer at https://github.com/ncsa/security-lib/releases. This is the file qdl_installer.jar. Run it as</text:p>
      <text:p text:style-name="Preformatted_20_Text"><text:s text:c="3"/>java -jar qdl_installer.jar</text:p>
      <text:p text:style-name="Quotations"/>
      <text:p text:style-name="P17">and follow the instructions. Assuming you installed in a directory called $QDL_HOME. Invoke it as </text:p>
      <text:p text:style-name="Preformatted_20_Text">$QDL_HOME/bin/qdl</text:p>
      <text:p text:style-name="P17"/>
      <text:p text:style-name="Text_20_body">You should see a splash screen and banner like this<text:line-break/></text:p>
      <text:p text:style-name="Preformatted_20_Text">- - . - <text:s/>/ - . . <text:s/>/ . - . . </text:p>
      <text:p text:style-name="Preformatted_20_Text">( <text:s/>___ <text:s/>)( <text:s/>__ <text:s/>\ ( \ <text:s text:c="5"/></text:p>
      <text:p text:style-name="Preformatted_20_Text">| ( <text:s text:c="2"/>) || ( <text:s/>\ <text:s/>)| ( <text:s text:c="5"/></text:p>
      <text:p text:style-name="Preformatted_20_Text">| | <text:s text:c="2"/>| || | <text:s text:c="2"/>| || | <text:s text:c="5"/></text:p>
      <text:p text:style-name="Preformatted_20_Text">| | /\| || | <text:s text:c="2"/>) || | <text:s text:c="5"/></text:p>
      <text:p text:style-name="Preformatted_20_Text">| (_\ \ || (__/ <text:s/>)| (____/\</text:p>
      <text:p text:style-name="Preformatted_20_Text">(____\/_)(______/ (_______/</text:p>
      <text:p text:style-name="Preformatted_20_Text">- - . - <text:s/>/ - . . <text:s/>/ . - . . </text:p>
      <text:p text:style-name="Preformatted_20_Text">*****************************************</text:p>
      <text:p text:style-name="Preformatted_20_Text">Welcome to the QDL Workspace</text:p>
      <text:p text:style-name="Preformatted_20_Text">Version 1.3.1</text:p>
      <text:p text:style-name="Preformatted_20_Text">Type )help for help.</text:p>
      <text:p text:style-name="Preformatted_20_Text"><text:span text:style-name="T2">*****************************************</text:span> </text:p>
      <text:p text:style-name="P17"/>
      <text:p text:style-name="P38"><text:span text:style-name="T73">Of course, you may customize startup to do any number of things and the reference for that is </text:span><text:span text:style-name="T74">here:</text:span><text:span text:style-name="T73"> </text:span><text:a xlink:type="simple" xlink:href="https://cilogon.github.io/qdl/docs/qdl_configuration.pdf" text:style-name="Internet_20_link" text:visited-style-name="Visited_20_Internet_20_Link"><text:span text:style-name="T74">qdl configuration</text:span></text:a><text:span text:style-name="T74">.</text:span></text:p>
      <text:h text:style-name="Heading_20_1" text:outline-level="1"><text:bookmark-start text:name="__RefHeading___Toc16718_2011254424"/>Navigating the workspace<text:bookmark-end text:name="__RefHeading___Toc16718_2011254424"/></text:h>
      <text:p text:style-name="P20">The basic unit of work is the <text:span text:style-name="T14">workspace</text:span><text:span text:style-name="T24"> or </text:span><text:span text:style-name="T14">session</text:span><text:span text:style-name="T24">. This is keeps track of everything you've entered and its job is to help manage using the language. The workspace has many built in operations and generally they all start with a right parenthesis. For instance, to display all of the built in functions</text:span></text:p>
      <text:p text:style-name="Preformatted_20_Text"><text:s text:c="2"/>)funcs system</text:p>
      <text:p text:style-name="Preformatted_20_Text">abs() <text:s text:c="3"/>date_ms() <text:s text:c="4"/>has_keys() </text:p>
      <text:p text:style-name="P50"><text:s/>(Lots more of these, omitted to save space.)</text:p>
      <text:p text:style-name="P39"><text:span text:style-name="T32">Of course, there is a complete reference for the workspace </text:span><text:a xlink:type="simple" xlink:href="https://cilogon.github.io/qdl/docs/qdl_workspace.pdf" text:style-name="Internet_20_link" text:visited-style-name="Visited_20_Internet_20_Link"><text:span text:style-name="T32">here</text:span></text:a><text:span text:style-name="T32">.</text:span></text:p>
      <text:h text:style-name="Heading_20_2" text:outline-level="2"><text:bookmark-start text:name="__RefHeading___Toc16720_2011254424"/>Help!<text:bookmark-end text:name="__RefHeading___Toc16720_2011254424"/></text:h>
      <text:p text:style-name="P20">To get help on a workspace command, either invoke </text:p>
      <text:p text:style-name="Preformatted_20_Text"><text:s text:c="2"/>)help</text:p>
      <text:p text:style-name="Preformatted_20_Text">This is the QDL (pronounced 'quiddle') workspace.</text:p>
      <text:p text:style-name="Preformatted_20_Text">You may enter commands and execute them much like any other interpreter.</text:p>
      <text:p text:style-name="Preformatted_20_Text">… <text:span text:style-name="T70">lots of help</text:span></text:p>
      <text:p text:style-name="P20"><text:soft-page-break/><text:s/></text:p>
      <text:p text:style-name="P20">And a list of available commands. <text:s/>Generally if you are not sure what to do, invoke a command with the flag --help (note the double hyphen): E.g.,</text:p>
      <text:p text:style-name="Preformatted_20_Text"><text:s text:c="2"/>)ws --help</text:p>
      <text:p text:style-name="Preformatted_20_Text">Workspace commands</text:p>
      <text:p text:style-name="Preformatted_20_Text"><text:s text:c="3"/>load file <text:s/>- load a saved workspace.</text:p>
      <text:p text:style-name="Preformatted_20_Text"><text:s text:c="2"/>save [file] - save the current workspace to the given file. If the current workspace</text:p>
      <text:p text:style-name="Preformatted_20_Text"><text:s text:c="16"/>has been loaded or saved, you may omit the file.</text:p>
      <text:p text:style-name="Preformatted_20_Text"><text:s text:c="8"/>clear - removes all user defined variables and functions</text:p>
      <text:p text:style-name="Preformatted_20_Text"><text:s text:c="10"/>get - <text:s/>get a workspace value.</text:p>
      <text:p text:style-name="Preformatted_20_Text"><text:s text:c="10"/>lib - list the entries in a library.</text:p>
      <text:p text:style-name="Preformatted_20_Text"><text:s text:c="7"/>memory - give the amount of memory available to the workspace.</text:p>
      <text:p text:style-name="Preformatted_20_Text"><text:s text:c="9"/>name - give the file name of the currently loaded workspace.</text:p>
      <text:p text:style-name="Preformatted_20_Text"><text:s text:c="15"/>If no workspace has been loaded, no name is returned.</text:p>
      <text:p text:style-name="P4"><text:s text:c="10"/>set - <text:s/>set a workspace value.<text:line-break/></text:p>
      <text:p text:style-name="Text_20_body"/>
      <text:p text:style-name="P20">There is a complete set of documentation available and you should read it. The aim of the tutorial is to bootstrap your understanding of QDL. If you need to exit QDL, the way to bail on everything (rather than saving your session) is to issue</text:p>
      <text:p text:style-name="Preformatted_20_Text"><text:s text:c="3"/>)off y</text:p>
      <text:p text:style-name="P20"/>
      <text:p text:style-name="P20">Which tells the workspace to turn itself off and the parameter <text:span text:style-name="T14">y</text:span><text:span text:style-name="T24"> tells it you really don't want to save anything.</text:span></text:p>
      <text:h text:style-name="Heading_20_1" text:outline-level="1"><text:bookmark-start text:name="__RefHeading___Toc16722_2011254424"/><text:span text:style-name="T65">E</text:span>xpressions<text:bookmark-end text:name="__RefHeading___Toc16722_2011254424"/></text:h>
      <text:h text:style-name="P41" text:outline-level="2"><text:bookmark-start text:name="__RefHeading___Toc16736_2011254424"/>Basics<text:bookmark-end text:name="__RefHeading___Toc16736_2011254424"/></text:h>
      <text:p text:style-name="P18">The prompt is simple an indent of 3 or 4 spaces. Try your first expression</text:p>
      <text:p text:style-name="Preformatted_20_Text"><text:s text:c="3"/>2+2</text:p>
      <text:p text:style-name="Preformatted_20_Text">4</text:p>
      <text:p text:style-name="P18"/>
      <text:p text:style-name="P19"><text:span text:style-name="T24">This</text:span> means to evaluate 2+2 and the answer is printed without indent. </text:p>
      <text:p text:style-name="P19"><text:span text:style-name="T53">Note that statements in QDL end in a semi-colon, </text:span><text:span text:style-name="T50">;</text:span><text:span text:style-name="T51">. In the workspace, the usual mode, </text:span><text:span text:style-name="T52">however,</text:span><text:span text:style-name="T51"> is called </text:span><text:span text:style-name="T20">echo mode </text:span><text:span text:style-name="T39">and this just means the semi-colon is added and if there is a result </text:span><text:span text:style-name="T49">(echoed to the screen)</text:span><text:span text:style-name="T39">, it is printed. If this is not working, tell the workspace to turn it on</text:span></text:p>
      <text:p text:style-name="Preformatted_20_Text"><text:s text:c="3"/>)ws set echo on</text:p>
      <text:p text:style-name="Preformatted_20_Text">echo is now on</text:p>
      <text:p text:style-name="P32"><text:line-break/>Parentheses are used to group things together. <text:s/><text:span text:style-name="T13">There are 3 reserved keywords in QDL</text:span></text:p>
      <text:p text:style-name="Preformatted_20_Text">true, false, null</text:p>
      <text:h text:style-name="Heading_20_2" text:outline-level="2"><text:bookmark-start text:name="__RefHeading___Toc16738_2011254424"/><text:soft-page-break/>Numbers<text:bookmark-end text:name="__RefHeading___Toc16738_2011254424"/></text:h>
      <text:p text:style-name="Text_20_body"><text:span text:style-name="T13">There are basic operators, such as + - * / % ^. </text:span><text:span text:style-name="T68">There are many other built in functions, such as computing the modulus, standard trigonometric functions and such. </text:span><text:span text:style-name="T64">Standard order of operations is in effect, </text:span><text:span text:style-name="T68">so </text:span><text:span text:style-name="T5">5+4*3^2</text:span><text:span text:style-name="T68"> evaluates to <text:s/></text:span><text:span text:style-name="T5">41</text:span> <text:span text:style-name="T68">as expected.</text:span> <text:span text:style-name="T13">Unlike many languages, QDL has no effective no limits on the size of numbers. For instances</text:span></text:p>
      <text:p text:style-name="Preformatted_20_Text"><text:s text:c="3"/>5^<text:span text:style-name="T77">0</text:span>.5</text:p>
      <text:p text:style-name="Preformatted_20_Text">2.23606797749979</text:p>
      <text:p text:style-name="Preformatted_20_Text"><text:s text:c="2"/>2^3^4^5<text:span text:style-name="T69">^7^8^9^10^11^12</text:span></text:p>
      <text:p text:style-name="Preformatted_20_Text">1.16267946647039E6008077</text:p>
      <text:p text:style-name="P18"/>
      <text:p text:style-name="P35"><text:span text:style-name="T13">Th</text:span><text:span text:style-name="T64">e first</text:span><text:span text:style-name="T13"> computes the square root of 5 and displays it. </text:span><text:span text:style-name="T64">The second does multiple exponentiations </text:span><text:span text:style-name="T69">and note that engineering notation is supported too.</text:span><text:span text:style-name="T64"> </text:span></text:p>
      <text:p text:style-name="P56">QDL works seamlessly on lists, which are enclosed in square brackets. For instance to add 10 to all elements of a list</text:p>
      <text:p text:style-name="Preformatted_20_Text"><text:s text:c="3"/>[2,4,6,8] + 10</text:p>
      <text:p text:style-name="Preformatted_20_Text">[12,14,16,18]</text:p>
      <text:p text:style-name="Preformatted_20_Text"><text:s text:c="3"/><text:span text:style-name="T56">sinh([1,2,3,4,5]/12)</text:span></text:p>
      <text:p text:style-name="P6">[</text:p>
      <text:p text:style-name="P6"><text:s/>0.083429817445953,</text:p>
      <text:p text:style-name="P6"><text:s/>0.167439343987515,</text:p>
      <text:p text:style-name="P6"><text:s/>0.252612316808168,</text:p>
      <text:p text:style-name="P6"><text:s/>0.33954055725615,</text:p>
      <text:p text:style-name="P6"><text:s/>0.428828083093884</text:p>
      <text:p text:style-name="P6">]</text:p>
      <text:h text:style-name="Heading_20_2" text:outline-level="2"><text:bookmark-start text:name="__RefHeading___Toc16724_2011254424"/>Strings<text:bookmark-end text:name="__RefHeading___Toc16724_2011254424"/></text:h>
      <text:p text:style-name="P27">Strings are anything between single quotes. Since QDL is UTF-8 aware:</text:p>
      <text:p text:style-name="P28"><text:span text:style-name="T56">s := '</text:span>ნიანგის ცრემლები'</text:p>
      <text:p text:style-name="P27">is a perfectly fine String in QDL. <text:span text:style-name="T64">(Georgian for “tears of the crocodile” which looks really cool.) </text:span>You may do variou<text:span text:style-name="T57">s</text:span> operations such as <text:span text:style-name="T57">as get the size</text:span></text:p>
      <text:p text:style-name="Preformatted_20_Text"><text:s text:c="3"/><text:span text:style-name="T57">size(s)</text:span></text:p>
      <text:p text:style-name="Preformatted_20_Text">16</text:p>
      <text:p text:style-name="P29">String<text:span text:style-name="T59">s</text:span> may be concatenated with the + and have elements removed with the - operators:</text:p>
      <text:p text:style-name="Preformatted_20_Text"><text:s text:c="2"/>'abcd' + 'efgh'</text:p>
      <text:p text:style-name="Preformatted_20_Text">abcdefgh</text:p>
      <text:p text:style-name="Preformatted_20_Text"><text:s text:c="2"/>'abcabcd<text:span text:style-name="T57">abc</text:span>e' - 'abc'</text:p>
      <text:p text:style-name="Preformatted_20_Text">de</text:p>
      <text:p text:style-name="P29"/>
      <text:p text:style-name="P31">and you can compare strings with the equals operators</text:p>
      <text:p text:style-name="P8"><text:s text:c="3"/>'abcd' <text:span text:style-name="T60">== 'abcd'</text:span></text:p>
      <text:p text:style-name="P9">true</text:p>
      <text:p text:style-name="P30"/>
      <text:p text:style-name="P30">Not surprising, there are many <text:span text:style-name="T59">other </text:span>operations:</text:p>
      <text:p text:style-name="Preformatted_20_Text"><text:soft-page-break/>contains() <text:s text:c="3"/>head() <text:s text:c="7"/>replace() <text:s text:c="4"/>to_upper() <text:s text:c="3"/>trim() <text:s text:c="7"/></text:p>
      <text:p text:style-name="Preformatted_20_Text">detokenize() <text:s/>index_of() <text:s text:c="3"/>substring() <text:s text:c="2"/>to_uri() <text:s text:c="5"/>vdecode() <text:s text:c="4"/></text:p>
      <text:p text:style-name="Preformatted_20_Text">from_uri() <text:s text:c="3"/>insert() <text:s text:c="5"/>to_lower() <text:s text:c="3"/>tokenize() <text:s text:c="3"/>vencode() <text:s/></text:p>
      <text:p text:style-name="P30"/>
      <text:p text:style-name="P30"><text:s/>You can access information with examples using <text:span text:style-name="T4">)help</text:span>, e.g.</text:p>
      <text:p text:style-name="Preformatted_20_Text"><text:s text:c="2"/>)help replace</text:p>
      <text:p text:style-name="Preformatted_20_Text"/>
      <text:p text:style-name="Preformatted_20_Text">replace(source, old, new) - replaces all occur<text:span text:style-name="T58">re</text:span>nces of old with new in the</text:p>
      <text:p text:style-name="Preformatted_20_Text"><text:s text:c="28"/>source. These may be various combinations of stems</text:p>
      <text:p text:style-name="Preformatted_20_Text"><text:s text:c="28"/>and strings.</text:p>
      <text:p text:style-name="Preformatted_20_Text">E.g</text:p>
      <text:p text:style-name="Preformatted_20_Text"><text:s text:c="3"/>replace('abcde', 'cd', '23');</text:p>
      <text:p text:style-name="Preformatted_20_Text">ab23e</text:p>
      <text:h text:style-name="P41" text:outline-level="2"><text:bookmark-start text:name="__RefHeading___Toc16740_2011254424"/>Booleans<text:bookmark-end text:name="__RefHeading___Toc16740_2011254424"/></text:h>
      <text:p text:style-name="P33"><text:span text:style-name="T64">The final scalar type is a </text:span><text:span text:style-name="T17">boolean</text:span><text:span text:style-name="T29"> which has reserved values of either </text:span><text:span text:style-name="T11">true</text:span><text:span text:style-name="T29"> or </text:span><text:span text:style-name="T11">false</text:span><text:span text:style-name="T29">. There are the operations you expect such as </text:span><text:span text:style-name="T11">==</text:span><text:span text:style-name="T9">, </text:span><text:span text:style-name="T11">&amp;&amp;</text:span><text:span text:style-name="T29"> and </text:span><text:span text:style-name="T11">|| </text:span>(<text:span text:style-name="T64">resp. equality, logical and and logical or). </text:span><text:span text:style-name="T66">B</text:span><text:span text:style-name="T64">oolean </text:span><text:span text:style-name="T66">expressions do</text:span><text:span text:style-name="T18"> short-circuit</text:span><text:span text:style-name="T30"> evaluation, so if the result is returned once it can be determined rather than evaluating everything first (which would be closer to algebraic use, but does not work well on computers). </text:span></text:p>
      <text:p text:style-name="P42">false &amp;&amp; (true || true)</text:p>
      <text:p text:style-name="P51"/>
      <text:p text:style-name="Text_20_body"><text:span text:style-name="T30">for instance stops evaluation after the first </text:span><text:span text:style-name="T10">false</text:span><text:span text:style-name="T30"> is evaluated, since the rest of the expression can never alter the value. <text:s/></text:span><text:span text:style-name="T29"><text:s/></text:span></text:p>
      <text:h text:style-name="Heading_20_1" text:outline-level="1"><text:bookmark-start text:name="__RefHeading___Toc16726_2011254424"/>Variables<text:bookmark-end text:name="__RefHeading___Toc16726_2011254424"/></text:h>
      <text:p text:style-name="P21">A <text:span text:style-name="T14">variable </text:span><text:span text:style-name="T24"><text:s/>holds a value. To assign a value, you <text:s/>must use </text:span><text:span text:style-name="T37">:= </text:span></text:p>
      <text:p text:style-name="P43"><text:s text:c="3"/>x:=2+3</text:p>
      <text:p text:style-name="Preformatted_20_Text"><text:s text:c="3"/>x</text:p>
      <text:p text:style-name="Preformatted_20_Text">5</text:p>
      <text:p text:style-name="P53"/>
      <text:p text:style-name="P21"><text:span text:style-name="T38">When variables are assigned, their values are not shown. To see what is in a variable, type it and hit return. </text:span><text:span text:style-name="T40">The names of variables are restricted to upper and lower case letters, numbers, $ and _ (the underscore). Note that while you can use UTF-8 in most places, QDL is restrictive in its allowed set of characters for variable names.</text:span></text:p>
      <text:p text:style-name="Text_20_body"><text:span text:style-name="T40">I</text:span><text:span text:style-name="T44">f a variable is not assigned, it has a special value of </text:span><text:span text:style-name="T7">null </text:span><text:span text:style-name="T66">which can be tested. For instance, if </text:span><text:span text:style-name="T3">foo</text:span><text:span text:style-name="T66"> is not defined</text:span></text:p>
      <text:p text:style-name="Preformatted_20_Text"><text:s text:c="3"/>foo == null</text:p>
      <text:p text:style-name="Preformatted_20_Text">true</text:p>
      <text:p text:style-name="Text_20_body"/>
      <text:h text:style-name="Heading_20_2" text:outline-level="2"><text:bookmark-start text:name="__RefHeading___Toc16728_2011254424"/><text:soft-page-break/>Scalars vs. stems<text:bookmark-end text:name="__RefHeading___Toc16728_2011254424"/></text:h>
      <text:p text:style-name="P22">Scalars are simple values, such as a number, boolean or string (the three major type of scalar). This is in contra<text:span text:style-name="T67">s</text:span>t to <text:span text:style-name="T14">stem</text:span><text:span text:style-name="T24"> or aggregate variables. The basic idea is that there is the variable name + one or more periods followed by an index reference. For instance, to create a variable, </text:span><text:span text:style-name="T14">x, </text:span><text:span text:style-name="T24">and set three </text:span><text:span text:style-name="T33">values</text:span></text:p>
      <text:p text:style-name="Preformatted_20_Text"><text:s text:c="3"/>x.0 := 2; x.1:= 3; x.2 := 5;</text:p>
      <text:p text:style-name="Preformatted_20_Text"><text:s text:c="3"/><text:span text:style-name="T54">x.</text:span></text:p>
      <text:p text:style-name="P5">[2,3,5]</text:p>
      <text:p text:style-name="P54"/>
      <text:p text:style-name="P24"><text:span text:style-name="T46">A list is just a stem whose keys are integers. </text:span><text:span text:style-name="T45">As I said, QDL statements end in a semicolon – </text:span><text:span text:style-name="T48">always, even if the workspace is adding it for you at times – </text:span><text:span text:style-name="T45"><text:s/>and the first line above just shows using that to stack multiple assignments on a single line. </text:span><text:span text:style-name="T46">More generally, you can use pretty much any keys you like:</text:span></text:p>
      <text:p text:style-name="Preformatted_20_Text"><text:s text:c="2"/>y.foo:='bar'; y.fnord:='baz';</text:p>
      <text:p text:style-name="Preformatted_20_Text"><text:s text:c="2"/>y.</text:p>
      <text:p text:style-name="Preformatted_20_Text">{</text:p>
      <text:p text:style-name="Preformatted_20_Text"><text:s/>foo:bar,</text:p>
      <text:p text:style-name="Preformatted_20_Text"><text:s/>fnord:baz</text:p>
      <text:p text:style-name="Preformatted_20_Text">}</text:p>
      <text:p text:style-name="P54"/>
      <text:p text:style-name="P54">This shows what the keys are (left-hand elements) and their values. It is also possible to enter a stem directly:</text:p>
      <text:p text:style-name="Preformatted_20_Text">y. := {'foo':'bar', 'fnord':'baz'}</text:p>
      <text:p text:style-name="P54"/>
      <text:p text:style-name="P23"><text:span text:style-name="T38">Stems may also refer to other stems. So <text:s/>adding another key of </text:span><text:span text:style-name="T19">x</text:span><text:span text:style-name="T38"> that has a value leads to the following</text:span></text:p>
      <text:p text:style-name="Preformatted_20_Text"><text:s text:c="2"/>y.x.0 := 2</text:p>
      <text:p text:style-name="Preformatted_20_Text"><text:s text:c="2"/>y.</text:p>
      <text:p text:style-name="Preformatted_20_Text">{</text:p>
      <text:p text:style-name="Preformatted_20_Text"><text:s/>foo:bar,</text:p>
      <text:p text:style-name="Preformatted_20_Text"><text:s/>fnord:baz,</text:p>
      <text:p text:style-name="Preformatted_20_Text"><text:s/>x: [2]</text:p>
      <text:p text:style-name="Preformatted_20_Text">}</text:p>
      <text:p text:style-name="Standard"/>
      <text:p text:style-name="P10">Stems are actually extremely powerful data structures <text:span text:style-name="T55">(known technically as </text:span><text:span text:style-name="T16">associative arrays</text:span><text:span text:style-name="T28">) with a very convenient syntax for accessing elements. </text:span><text:span text:style-name="T34">the operations available make them actually more akin to mini-databases. </text:span><text:span text:style-name="T28">A very, very useful and important idea in QDL is </text:span><text:span text:style-name="T16">extension </text:span><text:span text:style-name="T28">meaning that all basic operations are extended to every element of a stem. This means that control structure like loops to access elements are not needed. To raise every number </text:span><text:span text:style-name="T31">in a list </text:span><text:span text:style-name="T28">to its square then would be</text:span></text:p>
      <text:p text:style-name="P44"/>
      <text:p text:style-name="Preformatted_20_Text"><text:span text:style-name="T28"><text:s text:c="3"/></text:span><text:span text:style-name="T31">[1,2,3,4,5]^2</text:span></text:p>
      <text:p text:style-name="Preformatted_20_Text"><text:span text:style-name="T31">[</text:span><text:span text:style-name="T24">1,4,9,16,25]</text:span></text:p>
      <text:p text:style-name="P44"/>
      <text:p text:style-name="P11">Note especially: <text:span text:style-name="T38">Stems are accessed with a period (the index operator) and the rule is that </text:span></text:p>
      <text:p text:style-name="P45"/>
      <text:list xml:id="list364775710" text:style-name="L1">
        <text:list-item>
          <text:p text:style-name="P46">If the index is undefined, the string value of the index is used.</text:p>
        </text:list-item>
        <text:list-item>
          <text:p text:style-name="P46">If the index refers to a variable, that value is substituted</text:p>
        </text:list-item>
        <text:list-item>
          <text:p text:style-name="P46">Multiple indices are substituted from the right.</text:p>
        </text:list-item>
        <text:list-item>
          <text:p text:style-name="P47">The left most term is the stem, everything to its right is some form of index.</text:p>
        </text:list-item>
      </text:list>
      <text:p text:style-name="P45"><text:soft-page-break/></text:p>
      <text:p text:style-name="P15"><text:span text:style-name="T38">So for instance using the above value of </text:span><text:span text:style-name="T12">x.</text:span></text:p>
      <text:p text:style-name="P45"/>
      <text:p text:style-name="Preformatted_20_Text"><text:s text:c="3"/>j:= 0</text:p>
      <text:p text:style-name="Preformatted_20_Text"><text:s text:c="3"/>x.j</text:p>
      <text:p text:style-name="P7">2</text:p>
      <text:p text:style-name="P45"/>
      <text:p text:style-name="P14"><text:span text:style-name="T45">Here, </text:span><text:span text:style-name="T8">x.</text:span><text:span text:style-name="T45"> is the stem, </text:span><text:span text:style-name="T8">j</text:span><text:span text:style-name="T45"> is the index. </text:span><text:span text:style-name="T38">Since </text:span><text:span text:style-name="T8">j</text:span><text:span text:style-name="T38"> is 0, </text:span><text:span text:style-name="T6">x.j</text:span><text:span text:style-name="T38"> resolves to </text:span><text:span text:style-name="T6">x.0</text:span><text:span text:style-name="T38"> which is the value </text:span><text:span text:style-name="T45">2</text:span><text:span text:style-name="T38">. If you are used to other programming languages, you are probably used to an expression like (e.g. in C)</text:span></text:p>
      <text:p text:style-name="P45"/>
      <text:p text:style-name="P12"><text:span text:style-name="T6">x[0] = 2</text:span><text:span text:style-name="T38"> </text:span></text:p>
      <text:p text:style-name="P45"/>
      <text:p text:style-name="P13"><text:span text:style-name="T38">The index operator is much more flexible and allows for a great simplification. </text:span><text:span text:style-name="T42">You could have a stem like</text:span></text:p>
      <text:p text:style-name="P48"/>
      <text:p text:style-name="Preformatted_20_Text">orders.time.manner.place</text:p>
      <text:p text:style-name="P48"/>
      <text:p text:style-name="P16"><text:span text:style-name="T42">That tracks an entire inventory system. You can populate it </text:span><text:span text:style-name="T43">for </text:span><text:span text:style-name="T42">various values of time, manner and place and then apply operations to see, </text:span><text:span text:style-name="T21">e.g.</text:span><text:span text:style-name="T42"> the latest date, or all things from a specific place. </text:span><text:span text:style-name="T41">See the reference manual for more details on stems and their uses. </text:span><text:span text:style-name="T42">They are surprisingly addictive and you'll probably start wishing other languages supported them.</text:span></text:p>
      <text:h text:style-name="Heading_20_3" text:outline-level="3"><text:bookmark-start text:name="__RefHeading___Toc16744_2011254424"/><text:span text:style-name="T42">S</text:span><text:span text:style-name="T38">ubsetting</text:span><text:bookmark-end text:name="__RefHeading___Toc16744_2011254424"/></text:h>
      <text:p text:style-name="P34"><text:span text:style-name="T47">There are many languages over time that have used the sorts of operations QDL supports. One problem they have is conformability of the arguments. Extending every operation to stems is great, but what if one has 5 elements and the other has 4? A common fix is to have some agreement on supplying missing values (like zero for numbers or blanks for strings). The problem with this is that if you are missing data, the system is creating information. QDL's solution is minimalist: </text:span><text:span text:style-name="T23">subsetting</text:span><text:span text:style-name="T22"> </text:span><text:span text:style-name="T47">This means that only the common indices are processed and you will get back a subset generally of your arguments. For instance, multiplying two lists together where one has 6 elements and the other has 3, returns the three element list where the operation can be reasonably applied.</text:span></text:p>
      <text:p text:style-name="Preformatted_20_Text"><text:s text:c="2"/>[1,2,3,4,5,6]*[3,2,1]</text:p>
      <text:p text:style-name="Preformatted_20_Text">[3,4,3]</text:p>
      <text:p text:style-name="P55"/>
      <text:p text:style-name="P55">This also tells you up front that if you are missing results, you are missing data and it is much, much better in practice to know this as early in any processing as possible, especially if you are doing numeric processing, you do not want the system to introduce systematic errors as a matter of course. Sometimes it confuses people (“where did my answer go?”) but is a supremely useful idea.</text:p>
      <text:h text:style-name="Heading_20_1" text:outline-level="1"><text:bookmark-start text:name="__RefHeading___Toc16730_2011254424"/><text:s/>Functions<text:bookmark-end text:name="__RefHeading___Toc16730_2011254424"/></text:h>
      <text:p text:style-name="Text_20_body"><text:span text:style-name="T13">A </text:span><text:span text:style-name="T15">function </text:span><text:span text:style-name="T25">is a self-contained module that does a specific thing. There are several of them </text:span><text:span text:style-name="T26">that are built in. </text:span><text:span text:style-name="T27">This includes most standard Math functions (logarithms, sines and such) as well as a wealth of string and other commands.</text:span></text:p>
      <text:h text:style-name="Heading_20_2" text:outline-level="2"><text:bookmark-start text:name="__RefHeading___Toc16732_2011254424"/><text:soft-page-break/>Help!<text:bookmark-end text:name="__RefHeading___Toc16732_2011254424"/></text:h>
      <text:p text:style-name="P21">All functions have help available in the workspace. For instance, to get help for the function substring issue</text:p>
      <text:p text:style-name="Preformatted_20_Text"><text:s text:c="2"/>)help random</text:p>
      <text:p text:style-name="Preformatted_20_Text">random() - return a random number</text:p>
      <text:p text:style-name="Preformatted_20_Text">random(n) - return n (an integer) random numbers as a stem list.</text:p>
      <text:p text:style-name="P21"/>
      <text:p text:style-name="P21">This tells you the syntax and has a basic description. </text:p>
      <text:h text:style-name="Heading_20_2" text:outline-level="2"><text:bookmark-start text:name="__RefHeading___Toc16734_2011254424"/>Writing your own function<text:bookmark-end text:name="__RefHeading___Toc16734_2011254424"/></text:h>
      <text:p text:style-name="P25">There are a couple of ways to do this. For instance, the most basic program is of the form</text:p>
      <text:p text:style-name="P25">name(args)-&gt; <text:span text:style-name="T14">expression</text:span></text:p>
      <text:p text:style-name="P26">where the args are a list of arguments and the expression is a single expression which is returned by the function. The standard Hello World would be</text:p>
      <text:p text:style-name="Preformatted_20_Text"><text:s text:c="3"/>hw()-<text:span text:style-name="T55">&gt;</text:span>'Hello World!'</text:p>
      <text:p text:style-name="P26"/>
      <text:p text:style-name="Preformatted_20_Text"><text:s text:c="3"/>hw()</text:p>
      <text:p text:style-name="Preformatted_20_Text">Hello World!</text:p>
      <text:p text:style-name="P26"/>
      <text:p text:style-name="P52">There is a much more comprehensive way to define functions (which includes making them self-documenting) which is in the reference manual. </text:p>
      <text:p text:style-name="P57"><text:span text:style-name="T34">You may also pass anonymous functions as arguments for instance to the built-in </text:span><text:span text:style-name="T78">for_each</text:span><text:span text:style-name="T34"> function. </text:span><text:span text:style-name="T35">Another example is the plot function in the standard extensions. This takes a function and list of arguments and returns a set of x and y coordinates suitable for plotting with, e.g., gnuplot.</text:span></text:p>
      <text:p text:style-name="Preformatted_20_Text"><text:s text:c="4"/>plot((x)-&gt; sinh(x)*cosh(x), [|-1;1;10|])</text:p>
      <text:p text:style-name="Preformatted_20_Text">[</text:p>
      <text:p text:style-name="Preformatted_20_Text"><text:s text:c="2"/>[-1,-1.813430203923503],</text:p>
      <text:p text:style-name="Preformatted_20_Text"><text:s text:c="2"/>[-0.777777777777778,-1.131661442963],</text:p>
      <text:p text:style-name="Preformatted_20_Text"><text:s text:c="2"/>[-0.555555555555556,-0.677134697427398],</text:p>
      <text:p text:style-name="Preformatted_20_Text"><text:s text:c="2"/>[-0.333333333333334,-0.358579230505522],</text:p>
      <text:p text:style-name="Preformatted_20_Text"><text:s text:c="2"/>[-0.111111111111112,-0.11202786652122],</text:p>
      <text:p text:style-name="Preformatted_20_Text"><text:s text:c="2"/>[0.11111111111111,0.112027866521218],</text:p>
      <text:p text:style-name="Preformatted_20_Text"><text:s text:c="2"/>[0.333333333333332,0.35857923050552],</text:p>
      <text:p text:style-name="Preformatted_20_Text"><text:s text:c="2"/>[0.555555555555554,0.677134697427389],</text:p>
      <text:p text:style-name="Preformatted_20_Text"><text:s text:c="2"/>[0.777777777777776,1.131661442962996],</text:p>
      <text:p text:style-name="Preformatted_20_Text"><text:s text:c="2"/>[0.999999999999998,1.813430203923503]</text:p>
      <text:p text:style-name="Preformatted_20_Text"><text:s/>]</text:p>
      <text:p text:style-name="P57"><text:span text:style-name="T35"/></text:p>
      <text:p text:style-name="P57"><text:span text:style-name="T34">(</text:span><text:span text:style-name="T35">So the input values are is the 10 element list (called a closed </text:span><text:span text:style-name="T36">slice</text:span><text:span text:style-name="T35">) of decimals from -1 to 1 and the output values is the product of the hyperbolic sine and cosine.) </text:span></text:p>
      <text:p text:style-name="P57"><text:span text:style-name="T34">Because of this, functions are processed in the order they are found and you must define a function before you use it. Some other programming languages are “Platonic” in the sense that functions just </text:span><text:soft-page-break/><text:span text:style-name="T34">exist. <text:s/></text:span><text:span text:style-name="T36">I</text:span><text:span text:style-name="T34">n QDL (which is a functional programming language) they may be used and created any place </text:span><text:span text:style-name="T36">and even passed around as arguments to functions</text:span><text:span text:style-name="T34">. </text:span><text:span text:style-name="T36">This makes them behave more or less like variables.</text:span><text:span text:style-name="T34"> <text:s/></text:span></text:p>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38"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4:08:52.313203057</meta:creation-date>
    <dc:date>2021-07-04T07:26:58.162292327</dc:date>
    <meta:editing-duration>PT3H40M24S</meta:editing-duration>
    <meta:editing-cycles>25</meta:editing-cycles>
    <meta:generator>LibreOffice/6.4.7.2$Linux_X86_64 LibreOffice_project/40$Build-2</meta:generator>
    <meta:document-statistic meta:table-count="0" meta:image-count="0" meta:object-count="0" meta:page-count="9" meta:paragraph-count="217" meta:word-count="2345" meta:character-count="14033" meta:non-whitespace-character-count="11489"/>
  </office:meta>
</office:document-meta>
</file>